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fb228" officeooo:paragraph-rsid="000fb228"/>
    </style:style>
    <style:style style:name="P2" style:family="paragraph" style:parent-style-name="Standard" style:list-style-name="L1">
      <style:text-properties officeooo:rsid="000fb228" officeooo:paragraph-rsid="001573c2"/>
    </style:style>
    <style:style style:name="P3" style:family="paragraph" style:parent-style-name="Standard" style:list-style-name="L1">
      <style:text-properties officeooo:rsid="00141464" officeooo:paragraph-rsid="00141464"/>
    </style:style>
    <style:style style:name="P4" style:family="paragraph" style:parent-style-name="Standard" style:list-style-name="L1">
      <style:text-properties officeooo:rsid="00167202" officeooo:paragraph-rsid="00167202"/>
    </style:style>
    <style:style style:name="P5" style:family="paragraph" style:parent-style-name="Standard" style:list-style-name="L1">
      <style:text-properties officeooo:rsid="001573c2" officeooo:paragraph-rsid="001573c2"/>
    </style:style>
    <style:style style:name="P6" style:family="paragraph" style:parent-style-name="Standard" style:list-style-name="L1">
      <style:text-properties officeooo:rsid="00144763" officeooo:paragraph-rsid="00144763"/>
    </style:style>
    <style:style style:name="P7" style:family="paragraph" style:parent-style-name="Standard" style:list-style-name="L1">
      <style:text-properties officeooo:rsid="0019035d" officeooo:paragraph-rsid="0019035d"/>
    </style:style>
    <style:style style:name="T1" style:family="text">
      <style:text-properties officeooo:rsid="00110027"/>
    </style:style>
    <style:style style:name="T2" style:family="text">
      <style:text-properties officeooo:rsid="0012bc17"/>
    </style:style>
    <style:style style:name="T3" style:family="text">
      <style:text-properties officeooo:rsid="00141464"/>
    </style:style>
    <style:style style:name="T4" style:family="text">
      <style:text-properties officeooo:rsid="00167202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30259587" text:style-name="L1">
        <text:list-item>
          <text:p text:style-name="P1">Chapter 1 – Introduction</text:p>
          <text:list>
            <text:list-item>
              <text:p text:style-name="P1">Motivation</text:p>
            </text:list-item>
            <text:list-item>
              <text:p text:style-name="P1">Objectives</text:p>
            </text:list-item>
            <text:list-item>
              <text:p text:style-name="P1">Thesis Organization</text:p>
            </text:list-item>
          </text:list>
        </text:list-item>
        <text:list-item>
          <text:p text:style-name="P1">Chapter 2 – Background</text:p>
          <text:list>
            <text:list-item>
              <text:p text:style-name="P1">What is slide guitar?</text:p>
            </text:list-item>
            <text:list-item>
              <text:p text:style-name="P1">What is physical modeling?</text:p>
              <text:list>
                <text:list-item>
                  <text:p text:style-name="P1">Fundamental Components</text:p>
                </text:list-item>
                <text:list-item>
                  <text:p text:style-name="P1">Digital Filters</text:p>
                  <text:list>
                    <text:list-item>
                      <text:p text:style-name="P1">Basic Operation</text:p>
                    </text:list-item>
                    <text:list-item>
                      <text:p text:style-name="P1">FIR vs. IIR</text:p>
                    </text:list-item>
                    <text:list-item>
                      <text:p text:style-name="P1">Transient Resposne</text:p>
                    </text:list-item>
                  </text:list>
                </text:list-item>
                <text:list-item>
                  <text:p text:style-name="P1">Digital Delay Lines</text:p>
                  <text:list>
                    <text:list-item>
                      <text:p text:style-name="P1">Integer</text:p>
                    </text:list-item>
                    <text:list-item>
                      <text:p text:style-name="P1">Fractional</text:p>
                      <text:list>
                        <text:list-item>
                          <text:p text:style-name="P1">Lagrange</text:p>
                        </text:list-item>
                        <text:list-item>
                          <text:p text:style-name="P1">Thiran</text:p>
                        </text:list-item>
                      </text:list>
                    </text:list-item>
                  </text:list>
                </text:list-item>
                <text:list-item>
                  <text:p text:style-name="P1">Development of a basic string model</text:p>
                </text:list-item>
              </text:list>
            </text:list-item>
            <text:list-item>
              <text:p text:style-name="P1">Development of a slide string modeling</text:p>
              <text:list>
                <text:list-item>
                  <text:p text:style-name="P1">Energy compensation</text:p>
                </text:list-item>
                <text:list-item>
                  <text:p text:style-name="P1">Loop Filter</text:p>
                </text:list-item>
                <text:list-item>
                  <text:p text:style-name="P1">CSG</text:p>
                </text:list-item>
              </text:list>
            </text:list-item>
            <text:list-item>
              <text:p text:style-name="P1">Other approaches/recent innovations</text:p>
              <text:list>
                <text:list-item>
                  <text:p text:style-name="P1">FD Method</text:p>
                </text:list-item>
                <text:list-item>
                  <text:p text:style-name="P1">Gianapolo’s work</text:p>
                </text:list-item>
                <text:list-item>
                  <text:p text:style-name="P1">Guqin</text:p>
                </text:list-item>
              </text:list>
            </text:list-item>
          </text:list>
        </text:list-item>
        <text:list-item>
          <text:p text:style-name="P1">Chapter 3 – <text:span text:style-name="T3">Development of</text:span> <text:span text:style-name="T3">M</text:span>odel</text:p>
          <text:list>
            <text:list-item>
              <text:p text:style-name="P1">Introduction <text:span text:style-name="T3">to</text:span><text:span text:style-name="T2"> </text:span>architecture <text:span text:style-name="T3">and options</text:span></text:p>
            </text:list-item>
            <text:list-item>
              <text:p text:style-name="P1">Limitations of <text:span text:style-name="T1">model</text:span></text:p>
              <text:list>
                <text:list-item>
                  <text:p text:style-name="P3">Loop filter issues</text:p>
                </text:list-item>
              </text:list>
            </text:list-item>
          </text:list>
        </text:list-item>
        <text:list-item>
          <text:p text:style-name="P4">Chapter 4 – Verification of Model</text:p>
          <text:list>
            <text:list-item>
              <text:p text:style-name="P7">Filters</text:p>
            </text:list-item>
            <text:list-item>
              <text:p text:style-name="P7">String DWG</text:p>
              <text:list>
                <text:list-item>
                  <text:p text:style-name="P7">Components</text:p>
                  <text:list>
                    <text:list-item>
                      <text:p text:style-name="P7">Interpolated Delay</text:p>
                    </text:list-item>
                    <text:list-item>
                      <text:p text:style-name="P7">Energy Scaler</text:p>
                    </text:list-item>
                  </text:list>
                </text:list-item>
                <text:list-item>
                  <text:p text:style-name="P7">DWG Itself</text:p>
                </text:list-item>
              </text:list>
            </text:list-item>
          </text:list>
        </text:list-item>
        <text:list-item>
          <text:p text:style-name="P5">Chapter <text:span text:style-name="T4">5</text:span> – Physical Measurements</text:p>
        </text:list-item>
        <text:list-item>
          <text:p text:style-name="P3">Chapter <text:span text:style-name="T4">6</text:span> – Sound Design <text:span text:style-name="T4">and Control</text:span></text:p>
          <text:list>
            <text:list-item>
              <text:p text:style-name="P3">DC blocker placement</text:p>
            </text:list-item>
            <text:list-item>
              <text:p text:style-name="P3">Absolute value in the noise pulse train</text:p>
              <text:list>
                <text:list-item>
                  <text:p text:style-name="P3">Question of fundamental physical matching</text:p>
                </text:list-item>
              </text:list>
            </text:list-item>
            <text:list-item>
              <text:p text:style-name="P3">Wound CSG</text:p>
              <text:list>
                <text:list-item>
                  <text:p text:style-name="P3">Various combinations of the different noise sources and harmonic accentuation techniques</text:p>
                </text:list-item>
                <text:list-item>
                  <text:p text:style-name="P3">T60 value</text:p>
                  <text:list>
                    <text:list-item>
                      <text:p text:style-name="P3">too short and no overlap so longitudinal modes aren’t stimulated</text:p>
                    </text:list-item>
                    <text:list-item>
                      <text:p text:style-name="P3">too long then signal becomes too noisy</text:p>
                    </text:list-item>
                  </text:list>
                </text:list-item>
              </text:list>
            </text:list-item>
            <text:list-item>
              <text:p text:style-name="P6">Synchronizing string and CSG output due to delay introduced by smoothing?</text:p>
            </text:list-item>
            <text:list-item>
              <text:p text:style-name="P2"><text:soft-page-break/>Tuning based on recordings</text:p>
              <text:list>
                <text:list-item>
                  <text:p text:style-name="P2">Attempt to extract L[n] from recordings</text:p>
                </text:list-item>
              </text:list>
            </text:list-item>
          </text:list>
        </text:list-item>
        <text:list-item>
          <text:p text:style-name="P1">Chapter <text:span text:style-name="T4">7</text:span> – Conclusion</text:p>
          <text:list>
            <text:list-item>
              <text:p text:style-name="P1">Future work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7T10:22:02.777000000</meta:creation-date>
    <meta:generator>LibreOffice/7.3.7.2$Windows_X86_64 LibreOffice_project/e114eadc50a9ff8d8c8a0567d6da8f454beeb84f</meta:generator>
    <dc:date>2023-03-08T15:30:26.496000000</dc:date>
    <meta:editing-duration>PT7H58M26S</meta:editing-duration>
    <meta:editing-cycles>7</meta:editing-cycles>
    <meta:document-statistic meta:table-count="0" meta:image-count="0" meta:object-count="0" meta:page-count="2" meta:paragraph-count="52" meta:word-count="227" meta:character-count="1316" meta:non-whitespace-character-count="1186"/>
  </office:meta>
</office:document-meta>
</file>